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94.06mm" svg:height="169.46mm" svg:x="14229.99mm" svg:y="32.94mm">
            <loext:p draw:notify-on-update-of-ranges="merge_obj.A3:merge_obj.Y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4" table:number-columns-repeated="632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5"/>
        </table:table-row>
        <table:table-row table:style-name="ro1">
          <table:table-cell office:value-type="float" office:value="982448000" calcext:value-type="float">
            <text:p>982448000</text:p>
          </table:table-cell>
          <table:table-cell office:value-type="float" office:value="986484000" calcext:value-type="float">
            <text:p>986484000</text:p>
          </table:table-cell>
          <table:table-cell office:value-type="float" office:value="988598000" calcext:value-type="float">
            <text:p>988598000</text:p>
          </table:table-cell>
          <table:table-cell office:value-type="float" office:value="995005000" calcext:value-type="float">
            <text:p>995005000</text:p>
          </table:table-cell>
          <table:table-cell office:value-type="float" office:value="989159000" calcext:value-type="float">
            <text:p>989159000</text:p>
          </table:table-cell>
          <table:table-cell office:value-type="float" office:value="982973000" calcext:value-type="float">
            <text:p>982973000</text:p>
          </table:table-cell>
          <table:table-cell office:value-type="float" office:value="986834000" calcext:value-type="float">
            <text:p>986834000</text:p>
          </table:table-cell>
          <table:table-cell office:value-type="float" office:value="982582000" calcext:value-type="float">
            <text:p>982582000</text:p>
          </table:table-cell>
          <table:table-cell office:value-type="float" office:value="989416000" calcext:value-type="float">
            <text:p>989416000</text:p>
          </table:table-cell>
          <table:table-cell office:value-type="float" office:value="983196000" calcext:value-type="float">
            <text:p>983196000</text:p>
          </table:table-cell>
          <table:table-cell office:value-type="float" office:value="988607000" calcext:value-type="float">
            <text:p>988607000</text:p>
          </table:table-cell>
          <table:table-cell office:value-type="float" office:value="989207000" calcext:value-type="float">
            <text:p>989207000</text:p>
          </table:table-cell>
          <table:table-cell office:value-type="float" office:value="990747000" calcext:value-type="float">
            <text:p>990747000</text:p>
          </table:table-cell>
          <table:table-cell office:value-type="float" office:value="989155000" calcext:value-type="float">
            <text:p>989155000</text:p>
          </table:table-cell>
          <table:table-cell office:value-type="float" office:value="981232000" calcext:value-type="float">
            <text:p>981232000</text:p>
          </table:table-cell>
          <table:table-cell office:value-type="float" office:value="985163000" calcext:value-type="float">
            <text:p>985163000</text:p>
          </table:table-cell>
          <table:table-cell office:value-type="float" office:value="987116000" calcext:value-type="float">
            <text:p>987116000</text:p>
          </table:table-cell>
          <table:table-cell office:value-type="float" office:value="983184000" calcext:value-type="float">
            <text:p>983184000</text:p>
          </table:table-cell>
          <table:table-cell office:value-type="float" office:value="986772000" calcext:value-type="float">
            <text:p>986772000</text:p>
          </table:table-cell>
          <table:table-cell office:value-type="float" office:value="987011000" calcext:value-type="float">
            <text:p>987011000</text:p>
          </table:table-cell>
          <table:table-cell office:value-type="float" office:value="1249030000" calcext:value-type="float">
            <text:p>1249030000</text:p>
          </table:table-cell>
          <table:table-cell office:value-type="float" office:value="1249710000" calcext:value-type="float">
            <text:p>1249710000</text:p>
          </table:table-cell>
          <table:table-cell office:value-type="float" office:value="1250020000" calcext:value-type="float">
            <text:p>1250020000</text:p>
          </table:table-cell>
          <table:table-cell office:value-type="float" office:value="1249100000" calcext:value-type="float">
            <text:p>1249100000</text:p>
          </table:table-cell>
          <table:table-cell office:value-type="float" office:value="1250200000" calcext:value-type="float">
            <text:p>1250200000</text:p>
          </table:table-cell>
          <table:table-cell office:value-type="float" office:value="1249560000" calcext:value-type="float">
            <text:p>1249560000</text:p>
          </table:table-cell>
          <table:table-cell office:value-type="float" office:value="1249460000" calcext:value-type="float">
            <text:p>1249460000</text:p>
          </table:table-cell>
          <table:table-cell office:value-type="float" office:value="1250130000" calcext:value-type="float">
            <text:p>1250130000</text:p>
          </table:table-cell>
          <table:table-cell office:value-type="float" office:value="1249520000" calcext:value-type="float">
            <text:p>1249520000</text:p>
          </table:table-cell>
          <table:table-cell office:value-type="float" office:value="1249210000" calcext:value-type="float">
            <text:p>1249210000</text:p>
          </table:table-cell>
          <table:table-cell office:value-type="float" office:value="1249910000" calcext:value-type="float">
            <text:p>1249910000</text:p>
          </table:table-cell>
          <table:table-cell office:value-type="float" office:value="1249110000" calcext:value-type="float">
            <text:p>1249110000</text:p>
          </table:table-cell>
          <table:table-cell office:value-type="float" office:value="1249660000" calcext:value-type="float">
            <text:p>1249660000</text:p>
          </table:table-cell>
          <table:table-cell office:value-type="float" office:value="1249220000" calcext:value-type="float">
            <text:p>1249220000</text:p>
          </table:table-cell>
          <table:table-cell office:value-type="float" office:value="1249700000" calcext:value-type="float">
            <text:p>1249700000</text:p>
          </table:table-cell>
          <table:table-cell office:value-type="float" office:value="1249370000" calcext:value-type="float">
            <text:p>1249370000</text:p>
          </table:table-cell>
          <table:table-cell office:value-type="float" office:value="1250100000" calcext:value-type="float">
            <text:p>1250100000</text:p>
          </table:table-cell>
          <table:table-cell office:value-type="float" office:value="1249810000" calcext:value-type="float">
            <text:p>1249810000</text:p>
          </table:table-cell>
          <table:table-cell office:value-type="float" office:value="1249570000" calcext:value-type="float">
            <text:p>1249570000</text:p>
          </table:table-cell>
          <table:table-cell office:value-type="float" office:value="1249930000" calcext:value-type="float">
            <text:p>1249930000</text:p>
          </table:table-cell>
          <table:table-cell office:value-type="float" office:value="1249810000" calcext:value-type="float">
            <text:p>1249810000</text:p>
          </table:table-cell>
          <table:table-cell office:value-type="float" office:value="1250150000" calcext:value-type="float">
            <text:p>1250150000</text:p>
          </table:table-cell>
          <table:table-cell office:value-type="float" office:value="1249780000" calcext:value-type="float">
            <text:p>1249780000</text:p>
          </table:table-cell>
          <table:table-cell office:value-type="float" office:value="1249950000" calcext:value-type="float">
            <text:p>1249950000</text:p>
          </table:table-cell>
          <table:table-cell office:value-type="float" office:value="1249600000" calcext:value-type="float">
            <text:p>1249600000</text:p>
          </table:table-cell>
          <table:table-cell office:value-type="float" office:value="1249880000" calcext:value-type="float">
            <text:p>1249880000</text:p>
          </table:table-cell>
          <table:table-cell office:value-type="float" office:value="1249720000" calcext:value-type="float">
            <text:p>1249720000</text:p>
          </table:table-cell>
          <table:table-cell office:value-type="float" office:value="1250010000" calcext:value-type="float">
            <text:p>1250010000</text:p>
          </table:table-cell>
          <table:table-cell office:value-type="float" office:value="1249680000" calcext:value-type="float">
            <text:p>1249680000</text:p>
          </table:table-cell>
          <table:table-cell office:value-type="float" office:value="1250030000" calcext:value-type="float">
            <text:p>1250030000</text:p>
          </table:table-cell>
          <table:table-cell table:number-columns-repeated="2" office:value-type="float" office:value="1267550000" calcext:value-type="float">
            <text:p>1267550000</text:p>
          </table:table-cell>
          <table:table-cell office:value-type="float" office:value="1267510000" calcext:value-type="float">
            <text:p>1267510000</text:p>
          </table:table-cell>
          <table:table-cell office:value-type="float" office:value="1267540000" calcext:value-type="float">
            <text:p>1267540000</text:p>
          </table:table-cell>
          <table:table-cell office:value-type="float" office:value="1267560000" calcext:value-type="float">
            <text:p>1267560000</text:p>
          </table:table-cell>
          <table:table-cell office:value-type="float" office:value="1267550000" calcext:value-type="float">
            <text:p>1267550000</text:p>
          </table:table-cell>
          <table:table-cell office:value-type="float" office:value="1267540000" calcext:value-type="float">
            <text:p>1267540000</text:p>
          </table:table-cell>
          <table:table-cell office:value-type="float" office:value="1267580000" calcext:value-type="float">
            <text:p>1267580000</text:p>
          </table:table-cell>
          <table:table-cell office:value-type="float" office:value="1267540000" calcext:value-type="float">
            <text:p>1267540000</text:p>
          </table:table-cell>
          <table:table-cell office:value-type="float" office:value="1267560000" calcext:value-type="float">
            <text:p>1267560000</text:p>
          </table:table-cell>
          <table:table-cell office:value-type="float" office:value="1267530000" calcext:value-type="float">
            <text:p>1267530000</text:p>
          </table:table-cell>
          <table:table-cell office:value-type="float" office:value="1267560000" calcext:value-type="float">
            <text:p>1267560000</text:p>
          </table:table-cell>
          <table:table-cell office:value-type="float" office:value="1267510000" calcext:value-type="float">
            <text:p>1267510000</text:p>
          </table:table-cell>
          <table:table-cell office:value-type="float" office:value="1267550000" calcext:value-type="float">
            <text:p>1267550000</text:p>
          </table:table-cell>
          <table:table-cell table:number-columns-repeated="3" office:value-type="float" office:value="1267540000" calcext:value-type="float">
            <text:p>1267540000</text:p>
          </table:table-cell>
          <table:table-cell office:value-type="float" office:value="1267570000" calcext:value-type="float">
            <text:p>1267570000</text:p>
          </table:table-cell>
          <table:table-cell table:number-columns-repeated="3" office:value-type="float" office:value="1267540000" calcext:value-type="float">
            <text:p>1267540000</text:p>
          </table:table-cell>
          <table:table-cell office:value-type="float" office:value="1267560000" calcext:value-type="float">
            <text:p>1267560000</text:p>
          </table:table-cell>
          <table:table-cell office:value-type="float" office:value="1267520000" calcext:value-type="float">
            <text:p>1267520000</text:p>
          </table:table-cell>
          <table:table-cell table:number-columns-repeated="2" office:value-type="float" office:value="1267530000" calcext:value-type="float">
            <text:p>1267530000</text:p>
          </table:table-cell>
          <table:table-cell table:number-columns-repeated="3" office:value-type="float" office:value="1267550000" calcext:value-type="float">
            <text:p>1267550000</text:p>
          </table:table-cell>
          <table:table-cell office:value-type="float" office:value="1267540000" calcext:value-type="float">
            <text:p>1267540000</text:p>
          </table:table-cell>
          <table:table-cell office:value-type="float" office:value="1267530000" calcext:value-type="float">
            <text:p>1267530000</text:p>
          </table:table-cell>
          <table:table-cell office:value-type="float" office:value="1267520000" calcext:value-type="float">
            <text:p>1267520000</text:p>
          </table:table-cell>
          <table:table-cell office:value-type="float" office:value="1267570000" calcext:value-type="float">
            <text:p>1267570000</text:p>
          </table:table-cell>
          <table:table-cell office:value-type="float" office:value="1267530000" calcext:value-type="float">
            <text:p>1267530000</text:p>
          </table:table-cell>
          <table:table-cell office:value-type="float" office:value="1267540000" calcext:value-type="float">
            <text:p>1267540000</text:p>
          </table:table-cell>
          <table:table-cell table:number-columns-repeated="4" office:value-type="float" office:value="1267560000" calcext:value-type="float">
            <text:p>1267560000</text:p>
          </table:table-cell>
          <table:table-cell table:number-columns-repeated="2" office:value-type="float" office:value="1267540000" calcext:value-type="float">
            <text:p>1267540000</text:p>
          </table:table-cell>
          <table:table-cell table:number-columns-repeated="50" office:value-type="float" office:value="1268780000" calcext:value-type="float">
            <text:p>1268780000</text:p>
          </table:table-cell>
          <table:table-cell table:number-columns-repeated="512" office:value-type="float" office:value="1268790000" calcext:value-type="float">
            <text:p>126879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22:48:58.550421930</dc:date>
    <meta:editing-duration>PT1M23S</meta:editing-duration>
    <meta:editing-cycles>1</meta:editing-cycles>
    <meta:document-statistic meta:table-count="1" meta:cell-count="66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07cm" svg:height="16.947cm" xlink:href=".." xlink:type="simple" chart:class="chart:line" chart:style-name="ch1">
        <chart:title svg:x="13.482cm" svg:y="0.474cm" chart:style-name="ch2">
          <text:p>sm2 - UPIT</text:p>
        </chart:title>
        <chart:plot-area chart:style-name="ch3" table:cell-range-address="merge_obj.A3:merge_obj.YB3" svg:x="1.599cm" svg:y="1.591cm" svg:width="27.22cm" svg:height="14.037cm">
          <chartooo:coordinate-region svg:x="3.702cm" svg:y="1.712cm" svg:width="25.117cm" svg:height="12.914cm"/>
          <chart:axis chart:dimension="x" chart:name="primary-x" chart:style-name="ch4">
            <chart:title svg:x="14.332cm" svg:y="15.966cm" chart:style-name="ch5">
              <text:p>SA Iteration</text:p>
            </chart:title>
          </chart:axis>
          <chart:axis chart:dimension="y" chart:name="primary-y" chart:style-name="ch4">
            <chart:title svg:x="0.451cm" svg:y="9.791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YB3" chart:class="chart:line">
            <chart:data-point chart:repeated="6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82448000">
                <text:p>982448000</text:p>
                <draw:g>
                  <svg:desc>merge_obj.A3:merge_obj.YB3</svg:desc>
                </draw:g>
              </table:table-cell>
              <table:table-cell office:value-type="float" office:value="986484000">
                <text:p>986484000</text:p>
              </table:table-cell>
              <table:table-cell office:value-type="float" office:value="988598000">
                <text:p>988598000</text:p>
              </table:table-cell>
              <table:table-cell office:value-type="float" office:value="995005000">
                <text:p>995005000</text:p>
              </table:table-cell>
              <table:table-cell office:value-type="float" office:value="989159000">
                <text:p>989159000</text:p>
              </table:table-cell>
              <table:table-cell office:value-type="float" office:value="982973000">
                <text:p>982973000</text:p>
              </table:table-cell>
              <table:table-cell office:value-type="float" office:value="986834000">
                <text:p>986834000</text:p>
              </table:table-cell>
              <table:table-cell office:value-type="float" office:value="982582000">
                <text:p>982582000</text:p>
              </table:table-cell>
              <table:table-cell office:value-type="float" office:value="989416000">
                <text:p>989416000</text:p>
              </table:table-cell>
              <table:table-cell office:value-type="float" office:value="983196000">
                <text:p>983196000</text:p>
              </table:table-cell>
              <table:table-cell office:value-type="float" office:value="988607000">
                <text:p>988607000</text:p>
              </table:table-cell>
              <table:table-cell office:value-type="float" office:value="989207000">
                <text:p>989207000</text:p>
              </table:table-cell>
              <table:table-cell office:value-type="float" office:value="990747000">
                <text:p>990747000</text:p>
              </table:table-cell>
              <table:table-cell office:value-type="float" office:value="989155000">
                <text:p>989155000</text:p>
              </table:table-cell>
              <table:table-cell office:value-type="float" office:value="981232000">
                <text:p>981232000</text:p>
              </table:table-cell>
              <table:table-cell office:value-type="float" office:value="985163000">
                <text:p>985163000</text:p>
              </table:table-cell>
              <table:table-cell office:value-type="float" office:value="987116000">
                <text:p>987116000</text:p>
              </table:table-cell>
              <table:table-cell office:value-type="float" office:value="983184000">
                <text:p>983184000</text:p>
              </table:table-cell>
              <table:table-cell office:value-type="float" office:value="986772000">
                <text:p>986772000</text:p>
              </table:table-cell>
              <table:table-cell office:value-type="float" office:value="987011000">
                <text:p>987011000</text:p>
              </table:table-cell>
              <table:table-cell office:value-type="float" office:value="1249030000">
                <text:p>1249030000</text:p>
              </table:table-cell>
              <table:table-cell office:value-type="float" office:value="1249710000">
                <text:p>1249710000</text:p>
              </table:table-cell>
              <table:table-cell office:value-type="float" office:value="1250020000">
                <text:p>1250020000</text:p>
              </table:table-cell>
              <table:table-cell office:value-type="float" office:value="1249100000">
                <text:p>1249100000</text:p>
              </table:table-cell>
              <table:table-cell office:value-type="float" office:value="1250200000">
                <text:p>1250200000</text:p>
              </table:table-cell>
              <table:table-cell office:value-type="float" office:value="1249560000">
                <text:p>1249560000</text:p>
              </table:table-cell>
              <table:table-cell office:value-type="float" office:value="1249460000">
                <text:p>1249460000</text:p>
              </table:table-cell>
              <table:table-cell office:value-type="float" office:value="1250130000">
                <text:p>1250130000</text:p>
              </table:table-cell>
              <table:table-cell office:value-type="float" office:value="1249520000">
                <text:p>1249520000</text:p>
              </table:table-cell>
              <table:table-cell office:value-type="float" office:value="1249210000">
                <text:p>1249210000</text:p>
              </table:table-cell>
              <table:table-cell office:value-type="float" office:value="1249910000">
                <text:p>1249910000</text:p>
              </table:table-cell>
              <table:table-cell office:value-type="float" office:value="1249110000">
                <text:p>1249110000</text:p>
              </table:table-cell>
              <table:table-cell office:value-type="float" office:value="1249660000">
                <text:p>1249660000</text:p>
              </table:table-cell>
              <table:table-cell office:value-type="float" office:value="1249220000">
                <text:p>1249220000</text:p>
              </table:table-cell>
              <table:table-cell office:value-type="float" office:value="1249700000">
                <text:p>1249700000</text:p>
              </table:table-cell>
              <table:table-cell office:value-type="float" office:value="1249370000">
                <text:p>1249370000</text:p>
              </table:table-cell>
              <table:table-cell office:value-type="float" office:value="1250100000">
                <text:p>1250100000</text:p>
              </table:table-cell>
              <table:table-cell office:value-type="float" office:value="1249810000">
                <text:p>1249810000</text:p>
              </table:table-cell>
              <table:table-cell office:value-type="float" office:value="1249570000">
                <text:p>1249570000</text:p>
              </table:table-cell>
              <table:table-cell office:value-type="float" office:value="1249930000">
                <text:p>1249930000</text:p>
              </table:table-cell>
              <table:table-cell office:value-type="float" office:value="1249810000">
                <text:p>1249810000</text:p>
              </table:table-cell>
              <table:table-cell office:value-type="float" office:value="1250150000">
                <text:p>1250150000</text:p>
              </table:table-cell>
              <table:table-cell office:value-type="float" office:value="1249780000">
                <text:p>1249780000</text:p>
              </table:table-cell>
              <table:table-cell office:value-type="float" office:value="1249950000">
                <text:p>1249950000</text:p>
              </table:table-cell>
              <table:table-cell office:value-type="float" office:value="1249600000">
                <text:p>1249600000</text:p>
              </table:table-cell>
              <table:table-cell office:value-type="float" office:value="1249880000">
                <text:p>1249880000</text:p>
              </table:table-cell>
              <table:table-cell office:value-type="float" office:value="1249720000">
                <text:p>1249720000</text:p>
              </table:table-cell>
              <table:table-cell office:value-type="float" office:value="1250010000">
                <text:p>1250010000</text:p>
              </table:table-cell>
              <table:table-cell office:value-type="float" office:value="1249680000">
                <text:p>1249680000</text:p>
              </table:table-cell>
              <table:table-cell office:value-type="float" office:value="1250030000">
                <text:p>1250030000</text:p>
              </table:table-cell>
              <table:table-cell office:value-type="float" office:value="1267550000">
                <text:p>1267550000</text:p>
              </table:table-cell>
              <table:table-cell office:value-type="float" office:value="1267550000">
                <text:p>1267550000</text:p>
              </table:table-cell>
              <table:table-cell office:value-type="float" office:value="1267510000">
                <text:p>126751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50000">
                <text:p>126755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80000">
                <text:p>126758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30000">
                <text:p>126753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10000">
                <text:p>1267510000</text:p>
              </table:table-cell>
              <table:table-cell office:value-type="float" office:value="1267550000">
                <text:p>126755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70000">
                <text:p>126757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20000">
                <text:p>1267520000</text:p>
              </table:table-cell>
              <table:table-cell office:value-type="float" office:value="1267530000">
                <text:p>1267530000</text:p>
              </table:table-cell>
              <table:table-cell office:value-type="float" office:value="1267530000">
                <text:p>1267530000</text:p>
              </table:table-cell>
              <table:table-cell office:value-type="float" office:value="1267550000">
                <text:p>1267550000</text:p>
              </table:table-cell>
              <table:table-cell office:value-type="float" office:value="1267550000">
                <text:p>1267550000</text:p>
              </table:table-cell>
              <table:table-cell office:value-type="float" office:value="1267550000">
                <text:p>126755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30000">
                <text:p>1267530000</text:p>
              </table:table-cell>
              <table:table-cell office:value-type="float" office:value="1267520000">
                <text:p>1267520000</text:p>
              </table:table-cell>
              <table:table-cell office:value-type="float" office:value="1267570000">
                <text:p>1267570000</text:p>
              </table:table-cell>
              <table:table-cell office:value-type="float" office:value="1267530000">
                <text:p>126753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60000">
                <text:p>126756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7540000">
                <text:p>126754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80000">
                <text:p>126878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  <table:table-cell office:value-type="float" office:value="1268790000">
                <text:p>126879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